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2+v3_vgg-_stage3_19" table:style-name="ta1">
        <table:shapes>
          <draw:frame draw:z-index="0" draw:style-name="gr1" draw:text-style-name="P1" svg:width="454pt" svg:height="255.26pt" svg:x="75.54pt" svg:y="5150.89pt">
            <loext:p draw:notify-on-update-of-ranges="'train_1_v2+v3_vgg-_stage3_19'.C402:'train_1_v2+v3_vgg-_stage3_19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table:formula="of:=AVERAGE([.C402:.K402])" office:value-type="float" office:value="0.651666666666667" calcext:value-type="float">
            <text:p>0.65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3:14.129436140</dc:date>
    <meta:editing-duration>PT10M7S</meta:editing-duration>
    <meta:editing-cycles>1</meta:editing-cycles>
    <meta:document-statistic meta:table-count="1" meta:cell-count="44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legend chart:legend-position="end" svg:x="13.939cm" svg:y="4.204cm" style:legend-expansion="high" chart:style-name="ch2"/>
        <chart:plot-area chart:style-name="ch3" table:cell-range-address="'train_1_v2+v3_vgg-_stage3_19'.C402:'train_1_v2+v3_vgg-_stage3_19'.L402" svg:x="0.32cm" svg:y="0.18cm" svg:width="13.299cm" svg:height="8.646cm">
          <chartooo:coordinate-region svg:x="1.047cm" svg:y="0.379cm" svg:width="12.5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2+v3_vgg-_stage3_19'.C402:'train_1_v2+v3_vgg-_stage3_19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505">
                <text:p>0.505</text:p>
                <draw:g>
                  <svg:desc>'train_1_v2+v3_vgg-_stage3_19'.C402:'train_1_v2+v3_vgg-_stage3_19'.L402</svg:desc>
                </draw:g>
              </table:table-cell>
              <table:table-cell office:value-type="float" office:value="0.5775">
                <text:p>0.5775</text:p>
              </table:table-cell>
              <table:table-cell office:value-type="float" office:value="0.5675">
                <text:p>0.5675</text:p>
              </table:table-cell>
              <table:table-cell office:value-type="float" office:value="0.585">
                <text:p>0.585</text:p>
              </table:table-cell>
              <table:table-cell office:value-type="float" office:value="0.6325">
                <text:p>0.6325</text:p>
              </table:table-cell>
              <table:table-cell office:value-type="float" office:value="0.645">
                <text:p>0.645</text:p>
              </table:table-cell>
              <table:table-cell office:value-type="float" office:value="0.6825">
                <text:p>0.682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651666666666667">
                <text:p>0.65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